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style:font-size-asian="11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font-weight="normal" style:font-size-asian="11pt" style:font-weight-asian="normal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3" style:family="text">
      <style:text-properties fo:color="#f08f91" loext:opacity="100%" style:font-name="Menlo-Regular" fo:font-size="11pt" style:font-size-asian="11pt"/>
    </style:style>
    <style:style style:name="T4" style:family="text">
      <style:text-properties fo:color="#000000" loext:opacity="100%" fo:font-family="Menlo-Bold" style:font-family-generic="roman" style:font-pitch="variable" fo:font-size="11pt" fo:font-weight="bold" style:font-size-asian="11pt" style:font-weight-asian="bold"/>
    </style:style>
    <style:style style:name="T5" style:family="text">
      <style:text-properties fo:color="#a3a3a3" loext:opacity="100%" style:font-name="Menlo-Regular" fo:font-size="11pt" fo:font-weight="normal" style:font-size-asian="11pt" style:font-weight-asian="normal"/>
    </style:style>
    <style:style style:name="T6" style:family="text">
      <style:text-properties fo:color="#f08f91" loext:opacity="100%" style:font-name="Menlo-Regular" fo:font-size="11pt" fo:font-weight="normal" style:font-size-asian="11pt" style:font-weight-asian="normal"/>
    </style:style>
    <style:style style:name="T7" style:family="text">
      <style:text-properties fo:color="#747474" loext:opacity="100%" style:font-name="Menlo-Regular" fo:font-size="11pt" fo:font-weight="normal" style:font-size-asian="11pt" style:font-weight-asian="normal"/>
    </style:style>
    <style:style style:name="T8" style:family="text">
      <style:text-properties fo:color="#a3a3a3" loext:opacity="100%" fo:font-family="Menlo-Bold" style:font-family-generic="roman" style:font-pitch="variable" fo:font-size="11pt" fo:font-weight="bold" style:font-size-asian="11pt" style:font-weight-asian="bold"/>
    </style:style>
    <style:style style:name="T9" style:family="text">
      <style:text-properties fo:color="#ffffff" loext:opacity="100%" style:font-name="Menlo-Regular" fo:font-size="11pt" fo:font-weight="normal" style:font-size-asian="11pt" style:font-weight-asian="normal"/>
    </style:style>
    <style:style style:name="T10" style:family="text">
      <style:text-properties fo:color="#89e785" loext:opacity="100%" style:font-name="Menlo-Regular" fo:font-size="11pt" fo:font-weight="normal" style:font-size-asian="11pt" style:font-weight-asian="normal"/>
    </style:style>
    <style:style style:name="T11" style:family="text">
      <style:text-properties fo:color="#afddff" loext:opacity="100%" style:font-name="Menlo-Regular" fo:font-size="11pt" fo:font-weight="normal" style:font-size-asian="11pt" style:font-weight-asian="normal"/>
    </style:style>
    <style:style style:name="T12" style:family="text">
      <style:text-properties fo:color="#3d3d3d" loext:opacity="100%" style:font-name="Menlo-Regular" fo:font-size="11pt" fo:font-weight="normal" style:font-size-asian="11pt" style:font-weight-asian="normal"/>
    </style:style>
    <style:style style:name="T13" style:family="text">
      <style:text-properties fo:color="#fd8d20" loext:opacity="100%" style:font-name="Menlo-Regular" fo:font-size="11pt" fo:font-weight="normal" style:font-size-asian="11pt" style:font-weight-asian="normal"/>
    </style:style>
    <style:style style:name="T14" style:family="text">
      <style:text-properties fo:color="#fc6667" loext:opacity="100%" style:font-name="Menlo-Regular" fo:font-size="11pt" fo:font-weight="normal" style:font-size-asian="11pt" style:font-weight-asian="normal"/>
    </style:style>
    <style:style style:name="T15" style:family="text">
      <style:text-properties fo:color="#b2e55b" loext:opacity="100%" style:font-name="Menlo-Regular" fo:font-size="11pt" fo:font-weight="normal" style:font-size-asian="11pt" style:font-weight-asian="normal"/>
    </style:style>
    <style:style style:name="T16" style:family="text">
      <style:text-properties fo:color="#afddff" loext:opacity="100%" fo:font-family="Menlo-Bold" style:font-family-generic="roman" style:font-pitch="variable" fo:font-size="11pt" fo:font-weight="bold" style:font-size-asian="11pt" style:font-weight-asian="bold"/>
    </style:style>
    <style:style style:name="T17" style:family="text">
      <style:text-properties fo:color="#484848" loext:opacity="100%" style:font-name="Menlo-Regular" fo:font-size="11pt" fo:font-weight="normal" style:font-size-asian="11pt" style:font-weight-asian="normal"/>
    </style:style>
    <style:style style:name="T18" style:family="text">
      <style:text-properties fo:color="#b8b4ff" loext:opacity="100%" style:font-name="Menlo-Regular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▗</text:span><text:span text:style-name="T1"> ▗ <text:s text:c="2"/>▖ </text:span><text:span text:style-name="T3">▖</text:span><text:span text:style-name="T1"> <text:s/></text:span><text:span text:style-name="T4">Claude Code</text:span><text:span text:style-name="T2"> </text:span><text:span text:style-name="T5">v2.1.5</text:span></text:p>
      <text:p text:style-name="P2" loext:marker-style-name="T2"><text:span text:style-name="T2"><text:s text:c="11"/></text:span><text:span text:style-name="T5">Opus 4.5 · Claude Max</text:span></text:p>
      <text:p text:style-name="P2" loext:marker-style-name="T2"><text:span text:style-name="T2"><text:s text:c="2"/></text:span><text:span text:style-name="T6">▘▘ ▝▝</text:span><text:span text:style-name="T2"> <text:s text:c="3"/></text:span><text:span text:style-name="T5">/Users/joeduran</text:span></text:p>
      <text:p text:style-name="P2" loext:marker-style-name="T2"><text:span text:style-name="T7">═══════════════════════════════════════════════════</text:span><text:span text:style-name="T2"> </text:span><text:span text:style-name="T5">Conversation compacted · ctrl+o for history</text:span><text:span text:style-name="T2"> </text:span><text:span text:style-name="T7">═══════════════════════════════════════════════════</text:span></text:p>
      <text:p text:style-name="P2" loext:marker-style-name="T2"><text:span text:style-name="T2"><text:s text:c="2"/>⎿  </text:span><text:span text:style-name="T5">Read </text:span><text:span text:style-name="T8">priceyourauto/CLAUDE.md</text:span><text:span text:style-name="T5"> (274 lines)</text:span></text:p>
      <text:p text:style-name="P2" loext:marker-style-name="T2"><text:span text:style-name="T2"><text:s text:c="2"/>⎿  </text:span><text:span text:style-name="T5">Referenced file </text:span><text:span text:style-name="T8">scibotix-solutions/AI_PHONE_SERVICE_PLAN.md</text:span></text:p>
      <text:p text:style-name="P2" loext:marker-style-name="T2"><text:span text:style-name="T2"><text:s text:c="2"/>⎿  </text:span><text:span text:style-name="T5">Referenced file </text:span><text:span text:style-name="T8">priceyourauto/AI_PHONE_SERVICE_PLAN.md</text:span></text:p>
      <text:p text:style-name="P2" loext:marker-style-name="T2"><text:span text:style-name="T2"><text:s text:c="2"/>⎿  </text:span><text:span text:style-name="T5">Referenced file </text:span><text:span text:style-name="T8">scibotix-mobile/IQAUTODEALS_DEALER_APP_PLAN.md</text:span></text:p>
      <text:p text:style-name="P2" loext:marker-style-name="T2"><text:span text:style-name="T2"><text:s text:c="2"/>⎿  </text:span><text:span text:style-name="T5">Read </text:span><text:span text:style-name="T8">scibotix-solutions/app/contact/page.tsx</text:span><text:span text:style-name="T5"> (161 lines)</text:span></text:p>
      <text:p text:style-name="P3" loext:marker-style-name="T2"/>
      <text:p text:style-name="P2" loext:marker-style-name="T2"><text:span text:style-name="T9">⏺</text:span><text:span text:style-name="T2"> Let me fetch the DealerSocket APIs page to get more details on their integration options.</text:span></text:p>
      <text:p text:style-name="P3" loext:marker-style-name="T2"/>
      <text:p text:style-name="P2" loext:marker-style-name="T2"><text:span text:style-name="T10">⏺</text:span><text:span text:style-name="T2"> </text:span><text:span text:style-name="T4">Fetch</text:span><text:span text:style-name="T2">(https://dealersocket.com/apis/)</text:span></text:p>
      <text:p text:style-name="P2" loext:marker-style-name="T2"><text:span text:style-name="T2"><text:s text:c="2"/>⎿  Received </text:span><text:span text:style-name="T4">75.7KB</text:span><text:span text:style-name="T2"> (200 OK)</text:span></text:p>
      <text:p text:style-name="P2" loext:marker-style-name="T2"><text:span text:style-name="T2"><text:s text:c="2"/>⎿  </text:span><text:span text:style-name="T5">Loaded </text:span><text:span text:style-name="T8">scibotix-solutions/CLAUDE.md</text:span></text:p>
      <text:p text:style-name="P3" loext:marker-style-name="T2"/>
      <text:p text:style-name="P2" loext:marker-style-name="T2"><text:span text:style-name="T9">⏺</text:span><text:span text:style-name="T2"> Based on my research, here's what DealerSocket/Solera offers for integration:</text:span></text:p>
      <text:p text:style-name="P3" loext:marker-style-name="T2"/>
      <text:p text:style-name="P2" loext:marker-style-name="T2"><text:span text:style-name="T2"><text:s text:c="2"/></text:span><text:span text:style-name="T4">DealerSocket API Options</text:span></text:p>
      <text:p text:style-name="P3" loext:marker-style-name="T2"/>
      <text:p text:style-name="P2" loext:marker-style-name="T2"><text:span text:style-name="T2"><text:s text:c="2"/></text:span><text:span text:style-name="T4">Outbound APIs</text:span><text:span text:style-name="T2"> (DealerSocket → Scibotix):</text:span></text:p>
      <text:p text:style-name="P2" loext:marker-style-name="T2"><text:span text:style-name="T2"><text:s text:c="2"/>- </text:span><text:span text:style-name="T4">Deal Push Basic</text:span><text:span text:style-name="T2"> - Vehicle, customer, co-buyer, and sales data</text:span></text:p>
      <text:p text:style-name="P2" loext:marker-style-name="T2"><text:span text:style-name="T2"><text:s text:c="2"/>- </text:span><text:span text:style-name="T4">Deal Push Advanced</text:span><text:span text:style-name="T2"> - Includes desking and financial data</text:span></text:p>
      <text:p text:style-name="P2" loext:marker-style-name="T2"><text:span text:style-name="T2"><text:s text:c="2"/>- </text:span><text:span text:style-name="T4">Lead Forwarding Service</text:span><text:span text:style-name="T2"> - Routes leads via XML or email</text:span></text:p>
      <text:p text:style-name="P3" loext:marker-style-name="T2"/>
      <text:p text:style-name="P2" loext:marker-style-name="T2"><text:span text:style-name="T2"><text:s text:c="2"/></text:span><text:span text:style-name="T4">Inbound APIs</text:span><text:span text:style-name="T2"> (Scibotix → DealerSocket):</text:span></text:p>
      <text:p text:style-name="P2" loext:marker-style-name="T2"><text:span text:style-name="T2"><text:s text:c="2"/>- Activity management (tasks, calls, appointments, web leads)</text:span><text:span text:style-name="T2"/></text:p>
      <text:p text:style-name="P2" loext:marker-style-name="T2"><text:span text:style-name="T2"><text:s text:c="2"/>- Call tracking integration (CTI Direct Post)</text:span><text:span text:style-name="T2"/></text:p>
      <text:p text:style-name="P2" loext:marker-style-name="T2"><text:span text:style-name="T2"><text:s text:c="2"/>- Customer data updates</text:span><text:span text:style-name="T2"/></text:p>
      <text:p text:style-name="P2" loext:marker-style-name="T2"><text:span text:style-name="T2"><text:s text:c="2"/>- Website visitor synchronization (EntitySync)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Your Existing Integration</text:span></text:p>
      <text:p text:style-name="P3" loext:marker-style-name="T2"/>
      <text:p text:style-name="P2" loext:marker-style-name="T2"><text:span text:style-name="T2"><text:s text:c="2"/>Good news - Scibotix Solutions already has DealerSocket webhook support built at:</text:span><text:span text:style-name="T2"/></text:p>
      <text:p text:style-name="P2" loext:marker-style-name="T2"><text:span text:style-name="T2"><text:s text:c="2"/>- </text:span><text:span text:style-name="T4">Webhook endpoint:</text:span><text:span text:style-name="T2"> </text:span><text:span text:style-name="T11">/api/inventory/webhook/dealersocket</text:span></text:p>
      <text:p text:style-name="P2" loext:marker-style-name="T2"><text:span text:style-name="T2"><text:s text:c="2"/>- </text:span><text:span text:style-name="T4">Supported events:</text:span><text:span text:style-name="T2"> </text:span><text:span text:style-name="T11">vehicle.created</text:span><text:span text:style-name="T2">, </text:span><text:span text:style-name="T11">vehicle.updated</text:span><text:span text:style-name="T2">, </text:span><text:span text:style-name="T11">vehicle.sold</text:span><text:span text:style-name="T2">, </text:span><text:span text:style-name="T11">vehicle.deleted</text:span></text:p>
      <text:p text:style-name="P3" loext:marker-style-name="T2"/>
      <text:p text:style-name="P2" loext:marker-style-name="T2"><text:span text:style-name="T2"><text:s text:c="2"/></text:span><text:span text:style-name="T4">Next Steps</text:span></text:p>
      <text:p text:style-name="P3" loext:marker-style-name="T2"/>
      <text:p text:style-name="P2" loext:marker-style-name="T2"><text:span text:style-name="T2"><text:s text:c="2"/>Once Solera provides your account credentials, you'll need:</text:span><text:span text:style-name="T2"/></text:p>
      <text:p text:style-name="P2" loext:marker-style-name="T2"><text:span text:style-name="T2"><text:s text:c="2"/>1. </text:span><text:span text:style-name="T4">API credentials</text:span><text:span text:style-name="T2"> from DealerSocket (API key or OAuth tokens)</text:span></text:p>
      <text:p text:style-name="P2" loext:marker-style-name="T2"><text:span text:style-name="T2"><text:s text:c="2"/>2. </text:span><text:span text:style-name="T4">Webhook URL</text:span><text:span text:style-name="T2"> to give them: </text:span><text:span text:style-name="T11">https://scibotixsolutions.com/api/inventory/webhook/dealersocket</text:span></text:p>
      <text:p text:style-name="P2" loext:marker-style-name="T2"><text:span text:style-name="T2"><text:s text:c="2"/>3. They'll configure their system to push inventory updates to your webhook</text:span><text:span text:style-name="T2"/></text:p>
      <text:p text:style-name="P3" loext:marker-style-name="T2"/>
      <text:p text:style-name="P2" loext:marker-style-name="T2"><text:soft-page-break/><text:span text:style-name="T2"><text:s text:c="2"/>The API access setup requires working directly with DealerSocket's team - they don't have self-service API documentation. When Solera finishes creating your account, ask them specifically about:</text:span><text:span text:style-name="T2"/></text:p>
      <text:p text:style-name="P2" loext:marker-style-name="T2"><text:span text:style-name="T2"><text:s text:c="2"/>- Enabling the </text:span><text:span text:style-name="T4">Deal Push</text:span><text:span text:style-name="T2"> or inventory outbound API</text:span></text:p>
      <text:p text:style-name="P2" loext:marker-style-name="T2"><text:span text:style-name="T2"><text:s text:c="2"/>- Setting up webhook delivery to your endpoint</text:span><text:span text:style-name="T2"/></text:p>
      <text:p text:style-name="P2" loext:marker-style-name="T2"><text:span text:style-name="T2"><text:s text:c="2"/>- Authentication credentials for the integration</text:span><text:span text:style-name="T2"/></text:p>
      <text:p text:style-name="P3" loext:marker-style-name="T2"/>
      <text:p text:style-name="P2" loext:marker-style-name="T2"><text:span text:style-name="T2"><text:s text:c="2"/>Would you like me to update the webhook handler to match any specific format they provide, or prepare documentation for Solera on what data format you expect?</text:span><text:span text:style-name="T2"/></text:p>
      <text:p text:style-name="P3" loext:marker-style-name="T2"/>
      <text:p text:style-name="P2" loext:marker-style-name="T2"><text:span text:style-name="T5">✻</text:span><text:span text:style-name="T2"> </text:span><text:span text:style-name="T5">Cogitated for 2m 5s</text:span></text:p>
      <text:p text:style-name="P3" loext:marker-style-name="T2"/>
      <text:p text:style-name="P2" loext:marker-style-name="T2"><text:span text:style-name="T12">❯ </text:span><text:span text:style-name="T9">prepare documentation that they might need </text:span></text:p>
      <text:p text:style-name="P3" loext:marker-style-name="T2"/>
      <text:p text:style-name="P2" loext:marker-style-name="T2"><text:span text:style-name="T9">⏺</text:span><text:span text:style-name="T2"> Let me read the existing webhook handler to understand the current format, then create documentation for Solera.</text:span></text:p>
      <text:p text:style-name="P3" loext:marker-style-name="T2"/>
      <text:p text:style-name="P2" loext:marker-style-name="T2"><text:span text:style-name="T10">⏺</text:span><text:span text:style-name="T2"> </text:span><text:span text:style-name="T4">Read</text:span><text:span text:style-name="T2">(scibotix-solutions/app/api/inventory/webhook/[provider]/route.ts)</text:span></text:p>
      <text:p text:style-name="P2" loext:marker-style-name="T2"><text:span text:style-name="T2"><text:s text:c="2"/>⎿  Read </text:span><text:span text:style-name="T4">587</text:span><text:span text:style-name="T2"> lines</text:span></text:p>
      <text:p text:style-name="P3" loext:marker-style-name="T2"/>
      <text:p text:style-name="P2" loext:marker-style-name="T2"><text:span text:style-name="T9">⏺</text:span><text:span text:style-name="T2"> Now I have all the details. Let me create comprehensive documentation for Solera/DealerSocket.</text:span></text:p>
      <text:p text:style-name="P3" loext:marker-style-name="T2"/>
      <text:p text:style-name="P2" loext:marker-style-name="T2"><text:span text:style-name="T10">⏺</text:span><text:span text:style-name="T2"> </text:span><text:span text:style-name="T4">Write</text:span><text:span text:style-name="T2">(scibotix-solutions/docs/DEALERSOCKET_INTEGRATION_GUIDE.md)</text:span></text:p>
      <text:p text:style-name="P2" loext:marker-style-name="T2"><text:span text:style-name="T2"><text:s text:c="2"/>⎿  Wrote </text:span><text:span text:style-name="T4">449</text:span><text:span text:style-name="T2"> lines to </text:span><text:span text:style-name="T4">scibotix-solutions/docs/DEALERSOCKET_INTEGRATION_GUIDE.md</text:span></text:p>
      <text:p text:style-name="P2" loext:marker-style-name="T2"><text:span text:style-name="T2"><text:s text:c="5"/></text:span><text:span text:style-name="T7"><text:s/>1 </text:span><text:span text:style-name="T13"># DealerSocket / Solera Integration Guide</text:span></text:p>
      <text:p text:style-name="P2" loext:marker-style-name="T2"><text:span text:style-name="T2"><text:s text:c="5"/></text:span><text:span text:style-name="T7"><text:s/>2 </text:span><text:span text:style-name="T14">**Prepared for:**</text:span><text:span text:style-name="T9"> Solera / DealerSocket Integration Team</text:span></text:p>
      <text:p text:style-name="P2" loext:marker-style-name="T2"><text:span text:style-name="T2"><text:s text:c="5"/></text:span><text:span text:style-name="T7"><text:s/>3 </text:span><text:span text:style-name="T14">**Prepared by:**</text:span><text:span text:style-name="T9"> Scibotix Solutions</text:span></text:p>
      <text:p text:style-name="P2" loext:marker-style-name="T2"><text:span text:style-name="T2"><text:s text:c="5"/></text:span><text:span text:style-name="T7"><text:s/>4 </text:span><text:span text:style-name="T14">**Date:**</text:span><text:span text:style-name="T9"> January 2026</text:span></text:p>
      <text:p text:style-name="P2" loext:marker-style-name="T2"><text:span text:style-name="T2"><text:s text:c="5"/></text:span><text:span text:style-name="T7"><text:s/>5 </text:span><text:span text:style-name="T14">**Contact:**</text:span><text:span text:style-name="T9"> </text:span><text:span text:style-name="T15">techteam@scibotixsolutions.com</text:span><text:span text:style-name="T9"> | +1 (678) 313-4597</text:span></text:p>
      <text:p text:style-name="P2" loext:marker-style-name="T2"><text:span text:style-name="T2"><text:s text:c="5"/></text:span><text:span text:style-name="T7"><text:s/>6 </text:span><text:span text:style-name="T13">---</text:span></text:p>
      <text:p text:style-name="P2" loext:marker-style-name="T2"><text:span text:style-name="T2"><text:s text:c="5"/></text:span><text:span text:style-name="T7"><text:s/>7 </text:span><text:span text:style-name="T13">## Overview</text:span></text:p>
      <text:p text:style-name="P2" loext:marker-style-name="T2"><text:span text:style-name="T2"><text:s text:c="5"/></text:span><text:span text:style-name="T5">… +439 lines (ctrl+o to expand)</text:span></text:p>
      <text:p text:style-name="P3" loext:marker-style-name="T2"/>
      <text:p text:style-name="P2" loext:marker-style-name="T2"><text:span text:style-name="T9">⏺</text:span><text:span text:style-name="T2"> I've created comprehensive integration documentation at:</text:span></text:p>
      <text:p text:style-name="P3" loext:marker-style-name="T2"/>
      <text:p text:style-name="P2" loext:marker-style-name="T2"><text:span text:style-name="T2"><text:s text:c="2"/></text:span><text:span text:style-name="T16">/Users/joeduran/scibotix-solutions/docs/DEALERSOCKET_INTEGRATION_GUIDE.md</text:span></text:p>
      <text:p text:style-name="P3" loext:marker-style-name="T2"/>
      <text:p text:style-name="P2" loext:marker-style-name="T2"><text:span text:style-name="T2"><text:s text:c="2"/></text:span><text:span text:style-name="T4">Documentation Includes:</text:span></text:p>
      <text:p text:style-name="P3" loext:marker-style-name="T2"/>
      <text:p text:style-name="P2" loext:marker-style-name="T2"><text:span text:style-name="T2"><text:s text:c="2"/>1. </text:span><text:span text:style-name="T4">Webhook Endpoint</text:span></text:p>
      <text:p text:style-name="P2" loext:marker-style-name="T2"><text:span text:style-name="T2"><text:s text:c="4"/>- Production URL: </text:span><text:span text:style-name="T11">https://scibotixsolutions.com/api/inventory/webhook/dealersocket</text:span></text:p>
      <text:p text:style-name="P2" loext:marker-style-name="T2"><text:span text:style-name="T2"><text:s text:c="4"/>- Verification endpoint for testing connectivity</text:span><text:span text:style-name="T2"/></text:p>
      <text:p text:style-name="P2" loext:marker-style-name="T2"><text:span text:style-name="T2"><text:s text:c="2"/>2. </text:span><text:span text:style-name="T4">Authentication Options</text:span></text:p>
      <text:p text:style-name="P2" loext:marker-style-name="T2"><text:span text:style-name="T2"><text:s text:c="4"/>- Webhook secret header (simple)</text:span><text:span text:style-name="T2"/></text:p>
      <text:p text:style-name="P2" loext:marker-style-name="T2"><text:span text:style-name="T2"><text:s text:c="4"/>- HMAC-SHA256 signature (more secure)</text:span><text:span text:style-name="T2"/></text:p>
      <text:p text:style-name="P2" loext:marker-style-name="T2"><text:span text:style-name="T2"><text:s text:c="2"/>3. </text:span><text:span text:style-name="T4">Supported Events</text:span></text:p>
      <text:p text:style-name="P2" loext:marker-style-name="T2"><text:span text:style-name="T2"><text:s text:c="4"/>- </text:span><text:span text:style-name="T11">vehicle.created</text:span><text:span text:style-name="T2"> - New inventory</text:span></text:p>
      <text:p text:style-name="P2" loext:marker-style-name="T2"><text:span text:style-name="T2"><text:s text:c="4"/>- </text:span><text:span text:style-name="T11">vehicle.updated</text:span><text:span text:style-name="T2"> - Price/info changes</text:span></text:p>
      <text:p text:style-name="P2" loext:marker-style-name="T2"><text:span text:style-name="T2"><text:s text:c="4"/>- </text:span><text:span text:style-name="T11">vehicle.sold</text:span><text:span text:style-name="T2"> - Mark as sold</text:span></text:p>
      <text:p text:style-name="P2" loext:marker-style-name="T2"><text:soft-page-break/><text:span text:style-name="T2"><text:s text:c="4"/>- </text:span><text:span text:style-name="T11">vehicle.deleted</text:span><text:span text:style-name="T2"> - Remove from inventory</text:span></text:p>
      <text:p text:style-name="P2" loext:marker-style-name="T2"><text:span text:style-name="T2"><text:s text:c="2"/>4. </text:span><text:span text:style-name="T4">Complete Payload Format</text:span></text:p>
      <text:p text:style-name="P2" loext:marker-style-name="T2"><text:span text:style-name="T2"><text:s text:c="4"/>- All 20+ vehicle fields documented</text:span><text:span text:style-name="T2"/></text:p>
      <text:p text:style-name="P2" loext:marker-style-name="T2"><text:span text:style-name="T2"><text:s text:c="4"/>- Required vs optional fields specified</text:span><text:span text:style-name="T2"/></text:p>
      <text:p text:style-name="P2" loext:marker-style-name="T2"><text:span text:style-name="T2"><text:s text:c="4"/>- Example payloads for each event type</text:span><text:span text:style-name="T2"/></text:p>
      <text:p text:style-name="P2" loext:marker-style-name="T2"><text:span text:style-name="T2"><text:s text:c="2"/>5. </text:span><text:span text:style-name="T4">Response Formats</text:span></text:p>
      <text:p text:style-name="P2" loext:marker-style-name="T2"><text:span text:style-name="T2"><text:s text:c="4"/>- Success responses</text:span><text:span text:style-name="T2"/></text:p>
      <text:p text:style-name="P2" loext:marker-style-name="T2"><text:span text:style-name="T2"><text:s text:c="4"/>- All error codes with examples</text:span><text:span text:style-name="T2"/></text:p>
      <text:p text:style-name="P2" loext:marker-style-name="T2"><text:span text:style-name="T2"><text:s text:c="2"/>6. </text:span><text:span text:style-name="T4">Testing Instructions</text:span></text:p>
      <text:p text:style-name="P2" loext:marker-style-name="T2"><text:span text:style-name="T2"><text:s text:c="4"/>- cURL commands for verification</text:span><text:span text:style-name="T2"/></text:p>
      <text:p text:style-name="P2" loext:marker-style-name="T2"><text:span text:style-name="T2"><text:s text:c="4"/>- Test webhook example</text:span><text:span text:style-name="T2"/></text:p>
      <text:p text:style-name="P2" loext:marker-style-name="T2"><text:span text:style-name="T2"><text:s text:c="2"/>7. </text:span><text:span text:style-name="T4">Support Contact</text:span></text:p>
      <text:p text:style-name="P2" loext:marker-style-name="T2"><text:span text:style-name="T2"><text:s text:c="4"/>- Updated phone numbers</text:span><text:span text:style-name="T2"/></text:p>
      <text:p text:style-name="P2" loext:marker-style-name="T2"><text:span text:style-name="T2"><text:s text:c="4"/>- Email addresses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Next Steps</text:span></text:p>
      <text:p text:style-name="P3" loext:marker-style-name="T2"/>
      <text:p text:style-name="P2" loext:marker-style-name="T2"><text:span text:style-name="T2"><text:s text:c="2"/>When Solera provides your account:</text:span><text:span text:style-name="T2"/></text:p>
      <text:p text:style-name="P2" loext:marker-style-name="T2"><text:span text:style-name="T2"><text:s text:c="2"/>1. Get a </text:span><text:span text:style-name="T4">Dealer ID</text:span><text:span text:style-name="T2"> from them (or create one like "DS-CUSTOMERNAME")</text:span></text:p>
      <text:p text:style-name="P2" loext:marker-style-name="T2"><text:span text:style-name="T2"><text:s text:c="2"/>2. Generate a </text:span><text:span text:style-name="T4">webhook secret</text:span><text:span text:style-name="T2"> to share with them</text:span></text:p>
      <text:p text:style-name="P2" loext:marker-style-name="T2"><text:span text:style-name="T2"><text:s text:c="2"/>3. Provide this documentation to their integration team</text:span><text:span text:style-name="T2"/></text:p>
      <text:p text:style-name="P2" loext:marker-style-name="T2"><text:span text:style-name="T2"><text:s text:c="2"/>4. Set up the DMSIntegration record in your database linking their dealer ID to your customer's dealership</text:span><text:span text:style-name="T2"/></text:p>
      <text:p text:style-name="P3" loext:marker-style-name="T2"/>
      <text:p text:style-name="P2" loext:marker-style-name="T2"><text:span text:style-name="T2"><text:s text:c="2"/>Would you like me to create the DMSIntegration database record once you have the dealer details from Solera?</text:span><text:span text:style-name="T2"/></text:p>
      <text:p text:style-name="P3" loext:marker-style-name="T2"/>
      <text:p text:style-name="P2" loext:marker-style-name="T2"><text:span text:style-name="T5">✻</text:span><text:span text:style-name="T2"> </text:span><text:span text:style-name="T5">Brewed for 1m 19s</text:span></text:p>
      <text:p text:style-name="P3" loext:marker-style-name="T2"/>
      <text:p text:style-name="P2" loext:marker-style-name="T2"><text:span text:style-name="T12">❯ </text:span><text:span text:style-name="T9">look at the latest screenshot on desktop. I need information for that form </text:span></text:p>
      <text:p text:style-name="P3" loext:marker-style-name="T2"/>
      <text:p text:style-name="P2" loext:marker-style-name="T2"><text:span text:style-name="T10">⏺</text:span><text:span text:style-name="T2"> </text:span><text:span text:style-name="T4">Search</text:span><text:span text:style-name="T2">(pattern: "/Users/joeduran/Desktop/Screenshot*.png")</text:span></text:p>
      <text:p text:style-name="P2" loext:marker-style-name="T2"><text:span text:style-name="T2"><text:s text:c="2"/>⎿  Found </text:span><text:span text:style-name="T4">1 </text:span><text:span text:style-name="T2">file </text:span><text:span text:style-name="T5">(ctrl+o to expand)</text:span></text:p>
      <text:p text:style-name="P3" loext:marker-style-name="T2"/>
      <text:p text:style-name="P2" loext:marker-style-name="T2"><text:span text:style-name="T10">⏺</text:span><text:span text:style-name="T2"> </text:span><text:span text:style-name="T4">Read</text:span><text:span text:style-name="T2">(Desktop/Screenshot 2026-01-12 at 11.29.23 PM.png)</text:span></text:p>
      <text:p text:style-name="P2" loext:marker-style-name="T2"><text:span text:style-name="T2"><text:s text:c="2"/>⎿  Read image (1.2MB)</text:span><text:span text:style-name="T2"/></text:p>
      <text:p text:style-name="P3" loext:marker-style-name="T2"/>
      <text:p text:style-name="P2" loext:marker-style-name="T2"><text:span text:style-name="T9">⏺</text:span><text:span text:style-name="T2"> This is a Ranker support ticket form at </text:span><text:span text:style-name="T11">rankerhelp.freshdesk.com</text:span><text:span text:style-name="T2">.</text:span></text:p>
      <text:p text:style-name="P3" loext:marker-style-name="T2"/>
      <text:p text:style-name="P2" loext:marker-style-name="T2"><text:span text:style-name="T2"><text:s text:c="2"/>The form fields are:</text:span><text:span text:style-name="T2"/></text:p>
      <text:p text:style-name="P2" loext:marker-style-name="T2"><text:span text:style-name="T2"><text:s text:c="2"/>- </text:span><text:span text:style-name="T4">How can we help?</text:span><text:span text:style-name="T2"> - Dropdown (currently "Other")</text:span></text:p>
      <text:p text:style-name="P2" loext:marker-style-name="T2"><text:span text:style-name="T2"><text:s text:c="2"/>- </text:span><text:span text:style-name="T4">Your Email</text:span><text:span text:style-name="T2"> - Required</text:span></text:p>
      <text:p text:style-name="P2" loext:marker-style-name="T2"><text:span text:style-name="T2"><text:s text:c="2"/>- </text:span><text:span text:style-name="T4">Subject</text:span><text:span text:style-name="T2"> - Required</text:span></text:p>
      <text:p text:style-name="P2" loext:marker-style-name="T2"><text:span text:style-name="T2"><text:s text:c="2"/>- </text:span><text:span text:style-name="T4">Description</text:span><text:span text:style-name="T2"> - Rich text area</text:span></text:p>
      <text:p text:style-name="P2" loext:marker-style-name="T2"><text:span text:style-name="T2"><text:s text:c="2"/>- </text:span><text:span text:style-name="T4">Attach a file</text:span><text:span text:style-name="T2"> - Optional</text:span></text:p>
      <text:p text:style-name="P2" loext:marker-style-name="T2"><text:span text:style-name="T2"><text:s text:c="2"/>- </text:span><text:span text:style-name="T4">Ranker Page URL</text:span><text:span text:style-name="T2"> - Optional</text:span></text:p>
      <text:p text:style-name="P3" loext:marker-style-name="T2"/>
      <text:p text:style-name="P2" loext:marker-style-name="T2"><text:span text:style-name="T2"><text:s text:c="2"/>What do you need help with regarding Ranker? Is this related to:</text:span><text:span text:style-name="T2"/></text:p>
      <text:p text:style-name="P2" loext:marker-style-name="T2"><text:span text:style-name="T2"><text:s text:c="2"/>- Getting listed on Ranker for SEO/backlinks?</text:span><text:span text:style-name="T2"/></text:p>
      <text:p text:style-name="P2" loext:marker-style-name="T2"><text:span text:style-name="T2"><text:s text:c="2"/>- An API integration?</text:span><text:span text:style-name="T2"/></text:p>
      <text:p text:style-name="P2" loext:marker-style-name="T2"><text:span text:style-name="T2"><text:s text:c="2"/>- Something else?</text:span><text:span text:style-name="T2"/></text:p>
      <text:p text:style-name="P3" loext:marker-style-name="T2"/>
      <text:p text:style-name="P2" loext:marker-style-name="T2"><text:soft-page-break/><text:span text:style-name="T2"><text:s text:c="2"/>Let me know the purpose and I can help draft the subject and description for you.</text:span><text:span text:style-name="T2"/></text:p>
      <text:p text:style-name="P3" loext:marker-style-name="T2"/>
      <text:p text:style-name="P2" loext:marker-style-name="T2"><text:span text:style-name="T12">❯ </text:span><text:span text:style-name="T9">SEO backlinks and a description for the form about iqautodeals etc. something so i can start exposing iq auto deals more </text:span></text:p>
      <text:p text:style-name="P3" loext:marker-style-name="T2"/>
      <text:p text:style-name="P2" loext:marker-style-name="T2"><text:span text:style-name="T9">⏺</text:span><text:span text:style-name="T2"> Here's what you can use for the Ranker form:</text:span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How can we help?:</text:span><text:span text:style-name="T2"> Other</text:span></text:p>
      <text:p text:style-name="P3" loext:marker-style-name="T2"/>
      <text:p text:style-name="P2" loext:marker-style-name="T2"><text:span text:style-name="T2"><text:s text:c="2"/></text:span><text:span text:style-name="T4">Your Email:</text:span><text:span text:style-name="T2"> (your email)</text:span></text:p>
      <text:p text:style-name="P3" loext:marker-style-name="T2"/>
      <text:p text:style-name="P2" loext:marker-style-name="T2"><text:span text:style-name="T2"><text:s text:c="2"/></text:span><text:span text:style-name="T4">Subject:</text:span></text:p>
      <text:p text:style-name="P2" loext:marker-style-name="T2"><text:span text:style-name="T2"><text:s text:c="2"/>Partnership Inquiry - IQ Auto Deals Online Car Marketplace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Description:</text:span></text:p>
      <text:p text:style-name="P2" loext:marker-style-name="T2"><text:span text:style-name="T2"><text:s text:c="2"/>Hi Ranker Team,</text:span><text:span text:style-name="T2"/></text:p>
      <text:p text:style-name="P3" loext:marker-style-name="T2"/>
      <text:p text:style-name="P2" loext:marker-style-name="T2"><text:span text:style-name="T2"><text:s text:c="2"/>I'm reaching out regarding a potential partnership or listing opportunity for IQ Auto Deals (iqautodeals.com), a nationwide online car marketplace.</text:span><text:span text:style-name="T2"/></text:p>
      <text:p text:style-name="P3" loext:marker-style-name="T2"/>
      <text:p text:style-name="P2" loext:marker-style-name="T2"><text:span text:style-name="T2"><text:s text:c="2"/>About IQ Auto Deals:</text:span><text:span text:style-name="T2"/></text:p>
      <text:p text:style-name="P2" loext:marker-style-name="T2"><text:span text:style-name="T2"><text:s text:c="2"/>- Founded in 2024, headquartered in Atlanta, GA</text:span><text:span text:style-name="T2"/></text:p>
      <text:p text:style-name="P2" loext:marker-style-name="T2"><text:span text:style-name="T2"><text:s text:c="2"/>- Online platform connecting car buyers with certified dealers across all 50 US states</text:span><text:span text:style-name="T2"/></text:p>
      <text:p text:style-name="P2" loext:marker-style-name="T2"><text:span text:style-name="T2"><text:s text:c="2"/>- Unique model: buyers select up to 4 vehicles and receive competing offers from dealers</text:span><text:span text:style-name="T2"/></text:p>
      <text:p text:style-name="P2" loext:marker-style-name="T2"><text:span text:style-name="T2"><text:s text:c="2"/>- Helps consumers save up to $5,000 through dealer competition</text:span><text:span text:style-name="T2"/></text:p>
      <text:p text:style-name="P2" loext:marker-style-name="T2"><text:span text:style-name="T2"><text:s text:c="2"/>- Bilingual platform (English and Spanish)</text:span><text:span text:style-name="T2"/></text:p>
      <text:p text:style-name="P3" loext:marker-style-name="T2"/>
      <text:p text:style-name="P2" loext:marker-style-name="T2"><text:span text:style-name="T2"><text:s text:c="2"/>We believe IQ Auto Deals would be a great addition to Ranker lists related to:</text:span><text:span text:style-name="T2"/></text:p>
      <text:p text:style-name="P2" loext:marker-style-name="T2"><text:span text:style-name="T2"><text:s text:c="2"/>- Best online car buying websites</text:span><text:span text:style-name="T2"/></text:p>
      <text:p text:style-name="P2" loext:marker-style-name="T2"><text:span text:style-name="T2"><text:s text:c="2"/>- Alternatives to CarMax, Carvana, or traditional dealerships</text:span><text:span text:style-name="T2"/></text:p>
      <text:p text:style-name="P2" loext:marker-style-name="T2"><text:span text:style-name="T2"><text:s text:c="2"/>- Top car shopping platforms</text:span><text:span text:style-name="T2"/></text:p>
      <text:p text:style-name="P2" loext:marker-style-name="T2"><text:span text:style-name="T2"><text:s text:c="2"/>- Best ways to buy a used car</text:span><text:span text:style-name="T2"/></text:p>
      <text:p text:style-name="P2" loext:marker-style-name="T2"><text:span text:style-name="T2"><text:s text:c="2"/>- Car buying apps and websites</text:span><text:span text:style-name="T2"/></text:p>
      <text:p text:style-name="P3" loext:marker-style-name="T2"/>
      <text:p text:style-name="P2" loext:marker-style-name="T2"><text:span text:style-name="T2"><text:s text:c="2"/>We're interested in exploring how IQ Auto Deals can be featured or included in relevant automotive and shopping-related content on Ranker.</text:span><text:span text:style-name="T2"/></text:p>
      <text:p text:style-name="P3" loext:marker-style-name="T2"/>
      <text:p text:style-name="P2" loext:marker-style-name="T2"><text:span text:style-name="T2"><text:s text:c="2"/>Thank you for your time. I look forward to hearing from you.</text:span><text:span text:style-name="T2"/></text:p>
      <text:p text:style-name="P3" loext:marker-style-name="T2"/>
      <text:p text:style-name="P2" loext:marker-style-name="T2"><text:span text:style-name="T2"><text:s text:c="2"/>Best regards,</text:span><text:span text:style-name="T2"/></text:p>
      <text:p text:style-name="P2" loext:marker-style-name="T2"><text:span text:style-name="T2"><text:s text:c="2"/>Joe Duran</text:span><text:span text:style-name="T2"/></text:p>
      <text:p text:style-name="P2" loext:marker-style-name="T2"><text:span text:style-name="T2"><text:s text:c="2"/>IQ Auto Deals</text:span><text:span text:style-name="T2"/></text:p>
      <text:p text:style-name="P2" loext:marker-style-name="T2"><text:span text:style-name="T2"><text:s text:c="2"/>support@iqautodeals.com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Ranker Page URL:</text:span><text:span text:style-name="T2"> (leave blank or add a relevant Ranker list URL if you found one about car buying sites)</text:span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oft-page-break/><text:span text:style-name="T2"><text:s text:c="2"/>This positions IQ Auto Deals professionally and gives them clear reasons why it fits their automotive/shopping content. Want me to adjust the tone or add anything?</text:span><text:span text:style-name="T2"/></text:p>
      <text:p text:style-name="P3" loext:marker-style-name="T2"/>
      <text:p text:style-name="P2" loext:marker-style-name="T2"><text:span text:style-name="T12">❯ </text:span><text:span text:style-name="T9">what are additional tools for users on our website that we can create for iqautodeals </text:span></text:p>
      <text:p text:style-name="P3" loext:marker-style-name="T2"/>
      <text:p text:style-name="P2" loext:marker-style-name="T2"><text:span text:style-name="T9">⏺</text:span><text:span text:style-name="T2"> Great question. Here are tool ideas for IQ Auto Deals that would add value for users and boost SEO:</text:span></text:p>
      <text:p text:style-name="P3" loext:marker-style-name="T2"/>
      <text:p text:style-name="P2" loext:marker-style-name="T2"><text:span text:style-name="T2"><text:s text:c="2"/></text:span><text:span text:style-name="T4">High-Impact Free Tools</text:span></text:p>
      <text:p text:style-name="P3" loext:marker-style-name="T2"/>
      <text:p text:style-name="P2" loext:marker-style-name="T2"><text:span text:style-name="T2"><text:s text:c="2"/></text:span><text:span text:style-name="T4">1. Car Payment Calculator</text:span></text:p>
      <text:p text:style-name="P3" loext:marker-style-name="T2"/>
      <text:p text:style-name="P2" loext:marker-style-name="T2"><text:span text:style-name="T2"><text:s text:c="2"/>- Monthly payment estimator with interest rate, down payment, trade-in value</text:span><text:span text:style-name="T2"/></text:p>
      <text:p text:style-name="P2" loext:marker-style-name="T2"><text:span text:style-name="T2"><text:s text:c="2"/>- Shows different loan term scenarios (36/48/60/72 months)</text:span><text:span text:style-name="T2"/></text:p>
      <text:p text:style-name="P2" loext:marker-style-name="T2"><text:span text:style-name="T2"><text:s text:c="2"/>- SEO keywords: "car payment calculator", "auto loan calculator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2. Trade-In Value Estimator</text:span></text:p>
      <text:p text:style-name="P3" loext:marker-style-name="T2"/>
      <text:p text:style-name="P2" loext:marker-style-name="T2"><text:span text:style-name="T2"><text:s text:c="2"/>- Enter VIN or Year/Make/Model + mileage/condition</text:span><text:span text:style-name="T2"/></text:p>
      <text:p text:style-name="P2" loext:marker-style-name="T2"><text:span text:style-name="T2"><text:s text:c="2"/>- Get estimated trade-in range</text:span><text:span text:style-name="T2"/></text:p>
      <text:p text:style-name="P2" loext:marker-style-name="T2"><text:span text:style-name="T2"><text:s text:c="2"/>- SEO keywords: "trade in value calculator", "what's my car worth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3. Car Affordability Calculator</text:span></text:p>
      <text:p text:style-name="P3" loext:marker-style-name="T2"/>
      <text:p text:style-name="P2" loext:marker-style-name="T2"><text:span text:style-name="T2"><text:s text:c="2"/>- Input monthly budget, credit score range, down payment</text:span><text:span text:style-name="T2"/></text:p>
      <text:p text:style-name="P2" loext:marker-style-name="T2"><text:span text:style-name="T2"><text:s text:c="2"/>- Shows what price range they can afford</text:span><text:span text:style-name="T2"/></text:p>
      <text:p text:style-name="P2" loext:marker-style-name="T2"><text:span text:style-name="T2"><text:s text:c="2"/>- SEO keywords: "how much car can I afford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4. Cost of Ownership Calculator</text:span></text:p>
      <text:p text:style-name="P3" loext:marker-style-name="T2"/>
      <text:p text:style-name="P2" loext:marker-style-name="T2"><text:span text:style-name="T2"><text:s text:c="2"/>- Estimates insurance, fuel, maintenance, depreciation by vehicle</text:span><text:span text:style-name="T2"/></text:p>
      <text:p text:style-name="P2" loext:marker-style-name="T2"><text:span text:style-name="T2"><text:s text:c="2"/>- Compare total 5-year cost between vehicles</text:span><text:span text:style-name="T2"/></text:p>
      <text:p text:style-name="P2" loext:marker-style-name="T2"><text:span text:style-name="T2"><text:s text:c="2"/>- SEO keywords: "car cost of ownership", "true cost to own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5. VIN Decoder / Vehicle History Lookup</text:span></text:p>
      <text:p text:style-name="P3" loext:marker-style-name="T2"/>
      <text:p text:style-name="P2" loext:marker-style-name="T2"><text:span text:style-name="T2"><text:s text:c="2"/>- Free basic VIN decode (year, make, model, specs)</text:span><text:span text:style-name="T2"/></text:p>
      <text:p text:style-name="P2" loext:marker-style-name="T2"><text:span text:style-name="T2"><text:s text:c="2"/>- Upsell to full history report or link to Carfax/AutoCheck</text:span><text:span text:style-name="T2"/></text:p>
      <text:p text:style-name="P2" loext:marker-style-name="T2"><text:span text:style-name="T2"><text:s text:c="2"/>- SEO keywords: "free VIN decoder", "VIN lookup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6. Fuel Cost Calculator</text:span></text:p>
      <text:p text:style-name="P3" loext:marker-style-name="T2"/>
      <text:p text:style-name="P2" loext:marker-style-name="T2"><text:span text:style-name="T2"><text:s text:c="2"/>- Compare fuel costs between vehicles based on commute</text:span><text:span text:style-name="T2"/></text:p>
      <text:p text:style-name="P2" loext:marker-style-name="T2"><text:span text:style-name="T2"><text:s text:c="2"/>- Gas vs hybrid vs electric comparison</text:span><text:span text:style-name="T2"/></text:p>
      <text:p text:style-name="P2" loext:marker-style-name="T2"><text:span text:style-name="T2"><text:s text:c="2"/>- SEO keywords: "fuel cost calculator", "gas mileage calculator"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7. Lease vs Buy Calculator</text:span></text:p>
      <text:p text:style-name="P3" loext:marker-style-name="T2"/>
      <text:p text:style-name="P2" loext:marker-style-name="T2"><text:span text:style-name="T2"><text:s text:c="2"/>- Compare leasing vs financing scenarios</text:span><text:span text:style-name="T2"/></text:p>
      <text:p text:style-name="P2" loext:marker-style-name="T2"><text:span text:style-name="T2"><text:s text:c="2"/>- Shows break-even points</text:span><text:span text:style-name="T2"/></text:p>
      <text:p text:style-name="P2" loext:marker-style-name="T2"><text:soft-page-break/><text:span text:style-name="T2"><text:s text:c="2"/>- SEO keywords: "lease vs buy calculator"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Engagement Tools</text:span></text:p>
      <text:p text:style-name="P3" loext:marker-style-name="T2"/>
      <text:p text:style-name="P2" loext:marker-style-name="T2"><text:span text:style-name="T2"><text:s text:c="2"/></text:span><text:span text:style-name="T4">8. Car Comparison Tool (enhance existing)</text:span></text:p>
      <text:p text:style-name="P3" loext:marker-style-name="T2"/>
      <text:p text:style-name="P2" loext:marker-style-name="T2"><text:span text:style-name="T2"><text:s text:c="2"/>- Side-by-side specs comparison</text:span><text:span text:style-name="T2"/></text:p>
      <text:p text:style-name="P2" loext:marker-style-name="T2"><text:span text:style-name="T2"><text:s text:c="2"/>- Pros/cons for each vehicle</text:span><text:span text:style-name="T2"/></text:p>
      <text:p text:style-name="P2" loext:marker-style-name="T2"><text:span text:style-name="T2"><text:s text:c="2"/>- "Which car is right for me" quiz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9. Price Drop Alerts</text:span></text:p>
      <text:p text:style-name="P3" loext:marker-style-name="T2"/>
      <text:p text:style-name="P2" loext:marker-style-name="T2"><text:span text:style-name="T2"><text:s text:c="2"/>- Email notification when a saved car drops in price</text:span><text:span text:style-name="T2"/></text:p>
      <text:p text:style-name="P2" loext:marker-style-name="T2"><text:span text:style-name="T2"><text:s text:c="2"/>- Keeps users coming back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10. Market Price Checker</text:span></text:p>
      <text:p text:style-name="P3" loext:marker-style-name="T2"/>
      <text:p text:style-name="P2" loext:marker-style-name="T2"><text:span text:style-name="T2"><text:s text:c="2"/>- "Is this a good deal?" indicator</text:span><text:span text:style-name="T2"/></text:p>
      <text:p text:style-name="P2" loext:marker-style-name="T2"><text:span text:style-name="T2"><text:s text:c="2"/>- Shows if price is above/below market average</text:span><text:span text:style-name="T2"/></text:p>
      <text:p text:style-name="P2" loext:marker-style-name="T2"><text:span text:style-name="T2"><text:s text:c="2"/>- SEO keywords: "is this car price fair", "car price checker"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Lead Generation Tools</text:span></text:p>
      <text:p text:style-name="P3" loext:marker-style-name="T2"/>
      <text:p text:style-name="P2" loext:marker-style-name="T2"><text:span text:style-name="T2"><text:s text:c="2"/></text:span><text:span text:style-name="T4">11. Credit Score Estimator</text:span></text:p>
      <text:p text:style-name="P3" loext:marker-style-name="T2"/>
      <text:p text:style-name="P2" loext:marker-style-name="T2"><text:span text:style-name="T2"><text:s text:c="2"/>- Quick quiz to estimate credit tier (no hard pull)</text:span><text:span text:style-name="T2"/></text:p>
      <text:p text:style-name="P2" loext:marker-style-name="T2"><text:span text:style-name="T2"><text:s text:c="2"/>- Pre-qualify for financing</text:span><text:span text:style-name="T2"/></text:p>
      <text:p text:style-name="P2" loext:marker-style-name="T2"><text:span text:style-name="T2"><text:s text:c="2"/>- Captures leads for dealers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12. Insurance Quote Widget</text:span></text:p>
      <text:p text:style-name="P3" loext:marker-style-name="T2"/>
      <text:p text:style-name="P2" loext:marker-style-name="T2"><text:span text:style-name="T2"><text:s text:c="2"/>- Partner with insurance aggregator</text:span><text:span text:style-name="T2"/></text:p>
      <text:p text:style-name="P2" loext:marker-style-name="T2"><text:span text:style-name="T2"><text:s text:c="2"/>- Get quotes while shopping for cars</text:span><text:span text:style-name="T2"/></text:p>
      <text:p text:style-name="P2" loext:marker-style-name="T2"><text:span text:style-name="T2"><text:s text:c="2"/>- Potential revenue share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Quick Wins (Easiest to Build)</text:span></text:p>
      <text:p text:style-name="P2" loext:marker-style-name="T2"><text:span text:style-name="T2"><text:s text:c="2"/>┌──────────────────────────┬────────┬───────────┬──────────┐</text:span><text:span text:style-name="T2"/></text:p>
      <text:p text:style-name="P2" loext:marker-style-name="T2"><text:span text:style-name="T2"><text:s text:c="2"/>│ <text:s text:c="10"/>Tool <text:s text:c="10"/>│ Effort │ SEO Value │ Lead Gen │</text:span><text:span text:style-name="T2"/></text:p>
      <text:p text:style-name="P2" loext:marker-style-name="T2"><text:span text:style-name="T2"><text:s text:c="2"/>├──────────────────────────┼────────┼───────────┼──────────┤</text:span><text:span text:style-name="T2"/></text:p>
      <text:p text:style-name="P2" loext:marker-style-name="T2"><text:span text:style-name="T2"><text:s text:c="2"/>│ Payment Calculator <text:s text:c="6"/>│ Low <text:s text:c="3"/>│ High <text:s text:c="5"/>│ Medium <text:s text:c="2"/>│</text:span><text:span text:style-name="T2"/></text:p>
      <text:p text:style-name="P2" loext:marker-style-name="T2"><text:span text:style-name="T2"><text:s text:c="2"/>├──────────────────────────┼────────┼───────────┼──────────┤</text:span><text:span text:style-name="T2"/></text:p>
      <text:p text:style-name="P2" loext:marker-style-name="T2"><text:span text:style-name="T2"><text:s text:c="2"/>│ Affordability Calculator │ Low <text:s text:c="3"/>│ High <text:s text:c="5"/>│ High <text:s text:c="4"/>│</text:span><text:span text:style-name="T2"/></text:p>
      <text:p text:style-name="P2" loext:marker-style-name="T2"><text:span text:style-name="T2"><text:s text:c="2"/>├──────────────────────────┼────────┼───────────┼──────────┤</text:span><text:span text:style-name="T2"/></text:p>
      <text:p text:style-name="P2" loext:marker-style-name="T2"><text:span text:style-name="T2"><text:s text:c="2"/>│ VIN Decoder <text:s text:c="13"/>│ Medium │ Very High │ Medium <text:s text:c="2"/>│</text:span><text:span text:style-name="T2"/></text:p>
      <text:p text:style-name="P2" loext:marker-style-name="T2"><text:span text:style-name="T2"><text:s text:c="2"/>├──────────────────────────┼────────┼───────────┼──────────┤</text:span><text:span text:style-name="T2"/></text:p>
      <text:p text:style-name="P2" loext:marker-style-name="T2"><text:span text:style-name="T2"><text:s text:c="2"/>│ Trade-In Estimator <text:s text:c="6"/>│ Medium │ Very High │ High <text:s text:c="4"/>│</text:span><text:span text:style-name="T2"/></text:p>
      <text:p text:style-name="P2" loext:marker-style-name="T2"><text:span text:style-name="T2"><text:s text:c="2"/>├──────────────────────────┼────────┼───────────┼──────────┤</text:span><text:span text:style-name="T2"/></text:p>
      <text:p text:style-name="P2" loext:marker-style-name="T2"><text:span text:style-name="T2"><text:s text:c="2"/>│ Fuel Cost Calculator <text:s text:c="4"/>│ Low <text:s text:c="3"/>│ Medium <text:s text:c="3"/>│ Low <text:s text:c="5"/>│</text:span><text:span text:style-name="T2"/></text:p>
      <text:p text:style-name="P2" loext:marker-style-name="T2"><text:span text:style-name="T2"><text:s text:c="2"/>└──────────────────────────┴────────┴───────────┴──────────┘</text:span><text:span text:style-name="T2"/></text:p>
      <text:p text:style-name="P2" loext:marker-style-name="T2"><text:span text:style-name="T2"><text:s text:c="2"/>---</text:span><text:span text:style-name="T2"/></text:p>
      <text:p text:style-name="P2" loext:marker-style-name="T2"><text:soft-page-break/><text:span text:style-name="T2"><text:s text:c="2"/>Want me to plan and build any of these? The </text:span><text:span text:style-name="T4">Payment Calculator</text:span><text:span text:style-name="T2"> and </text:span><text:span text:style-name="T4">Trade-In Estimator</text:span><text:span text:style-name="T2"> would likely have the biggest impact for both SEO and user engagement.</text:span></text:p>
      <text:p text:style-name="P3" loext:marker-style-name="T2"/>
      <text:p text:style-name="P2" loext:marker-style-name="T2"><text:span text:style-name="T12">❯ </text:span><text:span text:style-name="T9">what is an insurance quote widget and how does it work and is it free </text:span></text:p>
      <text:p text:style-name="P3" loext:marker-style-name="T2"/>
      <text:p text:style-name="P2" loext:marker-style-name="T2"><text:span text:style-name="T9">⏺</text:span><text:span text:style-name="T2"> </text:span><text:span text:style-name="T4">What is an Insurance Quote Widget?</text:span></text:p>
      <text:p text:style-name="P3" loext:marker-style-name="T2"/>
      <text:p text:style-name="P2" loext:marker-style-name="T2"><text:span text:style-name="T2"><text:s text:c="2"/>It's an embedded tool on your website that lets users get car insurance quotes from multiple insurance companies without leaving your site. When they buy a policy, you earn a commission.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How It Works</text:span></text:p>
      <text:p text:style-name="P3" loext:marker-style-name="T2"/>
      <text:p text:style-name="P2" loext:marker-style-name="T2"><text:span text:style-name="T2"><text:s text:c="2"/>User browses car on IQ Auto Deals</text:span><text:span text:style-name="T2"/></text:p>
      <text:p text:style-name="P2" loext:marker-style-name="T2"><text:span text:style-name="T2"><text:s text:c="11"/>↓</text:span><text:span text:style-name="T2"/></text:p>
      <text:p text:style-name="P2" loext:marker-style-name="T2"><text:span text:style-name="T2"><text:s text:c="2"/>Sees "Get Insurance Quote" widget</text:span><text:span text:style-name="T2"/></text:p>
      <text:p text:style-name="P2" loext:marker-style-name="T2"><text:span text:style-name="T2"><text:s text:c="11"/>↓</text:span><text:span text:style-name="T2"/></text:p>
      <text:p text:style-name="P2" loext:marker-style-name="T2"><text:span text:style-name="T2"><text:s text:c="2"/>Enters: ZIP, vehicle info, basic driver info</text:span><text:span text:style-name="T2"/></text:p>
      <text:p text:style-name="P2" loext:marker-style-name="T2"><text:span text:style-name="T2"><text:s text:c="11"/>↓</text:span><text:span text:style-name="T2"/></text:p>
      <text:p text:style-name="P2" loext:marker-style-name="T2"><text:span text:style-name="T2"><text:s text:c="2"/>Widget shows quotes from multiple insurers</text:span><text:span text:style-name="T2"/></text:p>
      <text:p text:style-name="P2" loext:marker-style-name="T2"><text:span text:style-name="T2"><text:s text:c="2"/>(Geico, Progressive, State Farm, etc.)</text:span><text:span text:style-name="T2"/></text:p>
      <text:p text:style-name="P2" loext:marker-style-name="T2"><text:span text:style-name="T2"><text:s text:c="11"/>↓</text:span><text:span text:style-name="T2"/></text:p>
      <text:p text:style-name="P2" loext:marker-style-name="T2"><text:span text:style-name="T2"><text:s text:c="2"/>User clicks to buy → You earn $5-$50+ per lead/sale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Is It Free?</text:span></text:p>
      <text:p text:style-name="P3" loext:marker-style-name="T2"/>
      <text:p text:style-name="P2" loext:marker-style-name="T2"><text:span text:style-name="T2"><text:s text:c="2"/></text:span><text:span text:style-name="T4">Yes, completely free to integrate.</text:span><text:span text:style-name="T2"> These companies PAY YOU because you're sending them customers.</text:span></text:p>
      <text:p text:style-name="P3" loext:marker-style-name="T2"/>
      <text:p text:style-name="P2" loext:marker-style-name="T2"><text:span text:style-name="T2"><text:s text:c="2"/></text:span><text:span text:style-name="T4">Revenue Models:</text:span></text:p>
      <text:p text:style-name="P2" loext:marker-style-name="T2"><text:span text:style-name="T2"><text:s text:c="2"/>┌───────────┬───────────────────────────┬────────────────────────┐</text:span><text:span text:style-name="T2"/></text:p>
      <text:p text:style-name="P2" loext:marker-style-name="T2"><text:span text:style-name="T2"><text:s text:c="2"/>│ <text:s text:c="2"/>Model <text:s text:c="2"/>│ <text:s text:c="8"/>You Earn <text:s text:c="9"/>│ <text:s text:c="7"/>Example <text:s text:c="8"/>│</text:span><text:span text:style-name="T2"/></text:p>
      <text:p text:style-name="P2" loext:marker-style-name="T2"><text:span text:style-name="T2"><text:s text:c="2"/>├───────────┼───────────────────────────┼────────────────────────┤</text:span><text:span text:style-name="T2"/></text:p>
      <text:p text:style-name="P2" loext:marker-style-name="T2"><text:span text:style-name="T2"><text:s text:c="2"/>│ Per Lead <text:s/>│ $2-$15 per quote request <text:s/>│ User submits info <text:s text:c="5"/>│</text:span><text:span text:style-name="T2"/></text:p>
      <text:p text:style-name="P2" loext:marker-style-name="T2"><text:span text:style-name="T2"><text:s text:c="2"/>├───────────┼───────────────────────────┼────────────────────────┤</text:span><text:span text:style-name="T2"/></text:p>
      <text:p text:style-name="P2" loext:marker-style-name="T2"><text:span text:style-name="T2"><text:s text:c="2"/>│ Per Click │ $0.50-$3 per click <text:s text:c="7"/>│ User clicks to insurer │</text:span><text:span text:style-name="T2"/></text:p>
      <text:p text:style-name="P2" loext:marker-style-name="T2"><text:span text:style-name="T2"><text:s text:c="2"/>├───────────┼───────────────────────────┼────────────────────────┤</text:span><text:span text:style-name="T2"/></text:p>
      <text:p text:style-name="P2" loext:marker-style-name="T2"><text:span text:style-name="T2"><text:s text:c="2"/>│ Per Sale <text:s/>│ $20-$100+ per policy sold │ User buys insurance <text:s text:c="3"/>│</text:span><text:span text:style-name="T2"/></text:p>
      <text:p text:style-name="P2" loext:marker-style-name="T2"><text:span text:style-name="T2"><text:s text:c="2"/>└───────────┴───────────────────────────┴────────────────────────┘</text:span><text:span text:style-name="T2"/></text:p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Top Providers to Partner With</text:span></text:p>
      <text:p text:style-name="P3" loext:marker-style-name="T2"/>
      <text:p text:style-name="P2" loext:marker-style-name="T2"><text:span text:style-name="T2"><text:s text:c="2"/></text:span><text:span text:style-name="T4">1. The Zebra (Recommended)</text:span></text:p>
      <text:p text:style-name="P3" loext:marker-style-name="T2"/>
      <text:p text:style-name="P2" loext:marker-style-name="T2"><text:span text:style-name="T2"><text:s text:c="2"/>- Compare 100+ insurance companies</text:span><text:span text:style-name="T2"/></text:p>
      <text:p text:style-name="P2" loext:marker-style-name="T2"><text:span text:style-name="T2"><text:s text:c="2"/>- Embeddable widget or API</text:span><text:span text:style-name="T2"/></text:p>
      <text:p text:style-name="P2" loext:marker-style-name="T2"><text:span text:style-name="T2"><text:s text:c="2"/>- Commission per lead/sale</text:span><text:span text:style-name="T2"/></text:p>
      <text:p text:style-name="P2" loext:marker-style-name="T2"><text:span text:style-name="T2"><text:s text:c="2"/>- Website: thezebra.com/partnerships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2. Jerry</text:span></text:p>
      <text:p text:style-name="P3" loext:marker-style-name="T2"><text:soft-page-break/></text:p>
      <text:p text:style-name="P2" loext:marker-style-name="T2"><text:span text:style-name="T2"><text:s text:c="2"/>- AI-powered insurance shopping</text:span><text:span text:style-name="T2"/></text:p>
      <text:p text:style-name="P2" loext:marker-style-name="T2"><text:span text:style-name="T2"><text:s text:c="2"/>- Affiliate program available</text:span><text:span text:style-name="T2"/></text:p>
      <text:p text:style-name="P2" loext:marker-style-name="T2"><text:span text:style-name="T2"><text:s text:c="2"/>- Website: getjerry.com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3. EverQuote</text:span></text:p>
      <text:p text:style-name="P3" loext:marker-style-name="T2"/>
      <text:p text:style-name="P2" loext:marker-style-name="T2"><text:span text:style-name="T2"><text:s text:c="2"/>- Lead generation focused</text:span><text:span text:style-name="T2"/></text:p>
      <text:p text:style-name="P2" loext:marker-style-name="T2"><text:span text:style-name="T2"><text:s text:c="2"/>- Pay per lead model</text:span><text:span text:style-name="T2"/></text:p>
      <text:p text:style-name="P2" loext:marker-style-name="T2"><text:span text:style-name="T2"><text:s text:c="2"/>- Website: everquote.com/partners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4. Savvy</text:span></text:p>
      <text:p text:style-name="P3" loext:marker-style-name="T2"/>
      <text:p text:style-name="P2" loext:marker-style-name="T2"><text:span text:style-name="T2"><text:s text:c="2"/>- Modern widget design</text:span><text:span text:style-name="T2"/></text:p>
      <text:p text:style-name="P2" loext:marker-style-name="T2"><text:span text:style-name="T2"><text:s text:c="2"/>- Easy integration</text:span><text:span text:style-name="T2"/></text:p>
      <text:p text:style-name="P2" loext:marker-style-name="T2"><text:span text:style-name="T2"><text:s text:c="2"/>- Website: savvy.insure</text:span><text:span text:style-name="T2"/></text:p>
      <text:p text:style-name="P3" loext:marker-style-name="T2"/>
      <text:p text:style-name="P2" loext:marker-style-name="T2"><text:span text:style-name="T2"><text:s text:c="2"/></text:span><text:span text:style-name="T4">5. Coverage.com (QuoteWizard)</text:span></text:p>
      <text:p text:style-name="P3" loext:marker-style-name="T2"/>
      <text:p text:style-name="P2" loext:marker-style-name="T2"><text:span text:style-name="T2"><text:s text:c="2"/>- LendingTree company</text:span><text:span text:style-name="T2"/></text:p>
      <text:p text:style-name="P2" loext:marker-style-name="T2"><text:span text:style-name="T2"><text:s text:c="2"/>- Established affiliate program</text:span><text:span text:style-name="T2"/></text:p>
      <text:p text:style-name="P2" loext:marker-style-name="T2"><text:span text:style-name="T2"><text:s text:c="2"/>- Website: coverage.com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Why It's Perfect for IQ Auto Deals</text:span></text:p>
      <text:p text:style-name="P3" loext:marker-style-name="T2"/>
      <text:p text:style-name="P2" loext:marker-style-name="T2"><text:span text:style-name="T2"><text:s text:c="2"/>1. </text:span><text:span text:style-name="T4">Natural fit</text:span><text:span text:style-name="T2"> - Users buying cars need insurance</text:span></text:p>
      <text:p text:style-name="P2" loext:marker-style-name="T2"><text:span text:style-name="T2"><text:s text:c="2"/>2. </text:span><text:span text:style-name="T4">Passive income</text:span><text:span text:style-name="T2"> - Earn while users shop</text:span></text:p>
      <text:p text:style-name="P2" loext:marker-style-name="T2"><text:span text:style-name="T2"><text:s text:c="2"/>3. </text:span><text:span text:style-name="T4">Better UX</text:span><text:span text:style-name="T2"> - One-stop car buying experience</text:span></text:p>
      <text:p text:style-name="P2" loext:marker-style-name="T2"><text:span text:style-name="T2"><text:s text:c="2"/>4. </text:span><text:span text:style-name="T4">No cost</text:span><text:span text:style-name="T2"> - Free to add, only upside</text:span></text:p>
      <text:p text:style-name="P2" loext:marker-style-name="T2"><text:span text:style-name="T2"><text:s text:c="2"/>5. </text:span><text:span text:style-name="T4">SEO boost</text:span><text:span text:style-name="T2"> - More tools = more keywords</text:span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Example Integration</text:span></text:p>
      <text:p text:style-name="P3" loext:marker-style-name="T2"/>
      <text:p text:style-name="P2" loext:marker-style-name="T2"><text:span text:style-name="T2"><text:s text:c="2"/>On each car listing page:</text:span><text:span text:style-name="T2"/></text:p>
      <text:p text:style-name="P2" loext:marker-style-name="T2"><text:span text:style-name="T2"><text:s text:c="2"/>┌─────────────────────────────────────┐</text:span><text:span text:style-name="T2"/></text:p>
      <text:p text:style-name="P2" loext:marker-style-name="T2"><text:span text:style-name="T2"><text:s text:c="2"/>│ <text:s/>🚗 2024 Honda Accord - $28,995 <text:s text:c="3"/>│</text:span><text:span text:style-name="T2"/></text:p>
      <text:p text:style-name="P2" loext:marker-style-name="T2"><text:span text:style-name="T2"><text:s text:c="2"/>│ <text:s text:c="36"/>│</text:span><text:span text:style-name="T2"/></text:p>
      <text:p text:style-name="P2" loext:marker-style-name="T2"><text:span text:style-name="T2"><text:s text:c="2"/>│ <text:s/>[Get Competing Offers] <text:s text:c="12"/>│</text:span><text:span text:style-name="T2"/></text:p>
      <text:p text:style-name="P2" loext:marker-style-name="T2"><text:span text:style-name="T2"><text:s text:c="2"/>│ <text:s text:c="36"/>│</text:span><text:span text:style-name="T2"/></text:p>
      <text:p text:style-name="P2" loext:marker-style-name="T2"><text:span text:style-name="T2"><text:s text:c="2"/>│ <text:s/>┌─────────────────────────────┐ <text:s text:c="2"/>│</text:span><text:span text:style-name="T2"/></text:p>
      <text:p text:style-name="P2" loext:marker-style-name="T2"><text:span text:style-name="T2"><text:s text:c="2"/>│ <text:s/>│ 💰 Estimate Insurance Cost <text:s/>│ <text:s text:c="2"/>│</text:span><text:span text:style-name="T2"/></text:p>
      <text:p text:style-name="P2" loext:marker-style-name="T2"><text:span text:style-name="T2"><text:s text:c="2"/>│ <text:s/>│ <text:s text:c="3"/>Get quotes in 2 minutes <text:s/>│ <text:s text:c="2"/>│</text:span><text:span text:style-name="T2"/></text:p>
      <text:p text:style-name="P2" loext:marker-style-name="T2"><text:span text:style-name="T2"><text:s text:c="2"/>│ <text:s/>│ <text:s text:c="3"/>[Get Free Quotes →] <text:s text:c="5"/>│ <text:s text:c="2"/>│</text:span><text:span text:style-name="T2"/></text:p>
      <text:p text:style-name="P2" loext:marker-style-name="T2"><text:span text:style-name="T2"><text:s text:c="2"/>│ <text:s/>└─────────────────────────────┘ <text:s text:c="2"/>│</text:span><text:span text:style-name="T2"/></text:p>
      <text:p text:style-name="P2" loext:marker-style-name="T2"><text:span text:style-name="T2"><text:s text:c="2"/>└─────────────────────────────────────┘</text:span><text:span text:style-name="T2"/></text:p>
      <text:p text:style-name="P3" loext:marker-style-name="T2"/>
      <text:p text:style-name="P2" loext:marker-style-name="T2"><text:span text:style-name="T2"><text:s text:c="2"/>---</text:span><text:span text:style-name="T2"/></text:p>
      <text:p text:style-name="P2" loext:marker-style-name="T2"><text:span text:style-name="T2"><text:s text:c="2"/></text:span><text:span text:style-name="T4">Next Steps</text:span></text:p>
      <text:p text:style-name="P3" loext:marker-style-name="T2"/>
      <text:p text:style-name="P2" loext:marker-style-name="T2"><text:span text:style-name="T2"><text:s text:c="2"/>1. Apply to one of these affiliate programs (The Zebra is easiest)</text:span><text:span text:style-name="T2"/></text:p>
      <text:p text:style-name="P2" loext:marker-style-name="T2"><text:span text:style-name="T2"><text:s text:c="2"/>2. Get approved (usually 1-3 days)</text:span><text:span text:style-name="T2"/></text:p>
      <text:p text:style-name="P2" loext:marker-style-name="T2"><text:soft-page-break/><text:span text:style-name="T2"><text:s text:c="2"/>3. They provide embed code or API</text:span><text:span text:style-name="T2"/></text:p>
      <text:p text:style-name="P2" loext:marker-style-name="T2"><text:span text:style-name="T2"><text:s text:c="2"/>4. Add to car listing pages</text:span><text:span text:style-name="T2"/></text:p>
      <text:p text:style-name="P3" loext:marker-style-name="T2"/>
      <text:p text:style-name="P2" loext:marker-style-name="T2"><text:span text:style-name="T2"><text:s text:c="2"/>Want me to research which one has the best terms and easiest integration for IQ Auto Deals?</text:span><text:span text:style-name="T2"/></text:p>
      <text:p text:style-name="P3" loext:marker-style-name="T2"/>
      <text:p text:style-name="P2" loext:marker-style-name="T2"><text:span text:style-name="T17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2"/></text:p>
      <text:p text:style-name="P2" loext:marker-style-name="T2"><text:span text:style-name="T2">❯ </text:span><text:span text:style-name="T9">r</text:span><text:span text:style-name="T7">esearch the zebra affiliate program for me <text:s text:c="94"/>↵ send</text:span></text:p>
      <text:p text:style-name="P2" loext:marker-style-name="T2"><text:span text:style-name="T17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2"/></text:p>
      <text:p text:style-name="P2" loext:marker-style-name="T2"><text:span text:style-name="T2"><text:s text:c="2"/></text:span><text:span text:style-name="T18">⏵⏵ accept edits on</text:span><text:span text:style-name="T5"> (shift+tab to cycle)</text:span></text:p>
      <text:p text:style-name="P3" loext:marker-style-name="T2"/>
      <text:p text:style-name="P3" loext:marker-style-name="T2"/>
      <text:p text:style-name="P3" loext:marker-style-name="T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8:06:06.494783000</meta:creation-date>
    <dc:date>2026-01-13T18:06:25.666669000</dc:date>
    <meta:editing-duration>PT20S</meta:editing-duration>
    <meta:editing-cycles>1</meta:editing-cycles>
    <meta:document-statistic meta:table-count="0" meta:image-count="0" meta:object-count="0" meta:page-count="9" meta:paragraph-count="292" meta:word-count="1885" meta:character-count="13795" meta:non-whitespace-character-count="11185"/>
    <meta:generator>LibreOffice/25.8.1.1$MacOSX_AARCH64 LibreOffice_project/54047653041915e595ad4e45cccea684809c77b5</meta:generator>
  </office:meta>
</office:document-meta>
</file>